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4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6" office:value-type="string" calcext:value-type="string" table:number-columns-spanned="1" table:number-rows-spanned="5">
            <text:p>Requirement </text:p>
          </table:table-cell>
          <table:table-cell table:style-name="ce46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6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76"/>
        </table:table-row>
        <table:table-row table:style-name="ro1">
          <table:covered-table-cell table:style-name="ce1"/>
          <table:covered-table-cell table:number-columns-repeated="2" table:style-name="ce46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Supplier Name Here]</text:p>
          </table:table-cell>
        </table:table-row>
        <table:table-row table:style-name="ro1">
          <table:covered-table-cell table:style-name="ce1"/>
          <table:covered-table-cell table:number-columns-repeated="2" table:style-name="ce46"/>
          <table:covered-table-cell table:style-name="ce61"/>
          <table:covered-table-cell table:style-name="ce70"/>
          <table:covered-table-cell table:number-columns-repeated="2" table:style-name="ce76"/>
        </table:table-row>
        <table:table-row table:style-name="ro1">
          <table:covered-table-cell table:number-columns-repeated="3" table:style-name="ce13"/>
          <table:covered-table-cell table:style-name="ce62"/>
          <table:covered-table-cell table:style-name="ce71"/>
          <table:covered-table-cell table:number-columns-repeated="2" table:style-name="ce76"/>
        </table:table-row>
        <table:table-row table:style-name="ro1">
          <table:covered-table-cell table:number-columns-repeated="3" table:style-name="ce13"/>
          <table:table-cell table:style-name="ce46" office:value-type="string" calcext:value-type="string">
            <text:p>Status</text:p>
          </table:table-cell>
          <table:table-cell table:style-name="ce46" office:value-type="string" calcext:value-type="string">
            <text:p>Notes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s</text:p>
          </table:table-cell>
        </table:table-row>
        <table:table-row table:style-name="ro2">
          <table:table-cell table:style-name="ce13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6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76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22"/>
          <table:table-cell table:style-name="ce7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4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3"/>
          <table:covered-table-cell table:style-name="ce21"/>
          <table:table-cell table:style-name="ce53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7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4"/>
          <table:table-cell table:style-name="ce12" table:formula="of:=COUNTIF([.$D$8:.$D$62];[.A66])" office:value-type="float" office:value="36" calcext:value-type="float" table:number-columns-spanned="2" table:number-rows-spanned="1">
            <text:p>36</text:p>
          </table:table-cell>
          <table:covered-table-cell/>
          <table:table-cell table:style-name="ce12" table:formula="of:=COUNTIF([.$F$8:.$F$62];[.A66])" office:value-type="float" office:value="37" calcext:value-type="float" table:number-columns-spanned="2" table:number-rows-spanned="1">
            <text:p>37</text:p>
          </table:table-cell>
          <table:covered-table-cell table:style-name="ce54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4"/>
          <table:table-cell table:style-name="ce12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4"/>
          <table:table-cell table:style-name="ce12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2];[.A68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4"/>
          <table:table-cell table:style-name="ce12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69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4"/>
          <table:table-cell table:style-name="ce12" table:formula="of:=COUNTIF([.$D$8:.$D$62];[.A7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2];[.A70])" office:value-type="float" office:value="0" calcext:value-type="float" table:number-columns-spanned="2" table:number-rows-spanned="1">
            <text:p>0</text:p>
          </table:table-cell>
          <table:covered-table-cell table:style-name="ce54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4"/>
          <table:table-cell table:style-name="ce12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2];[.A71])" office:value-type="float" office:value="1" calcext:value-type="float" table:number-columns-spanned="2" table:number-rows-spanned="1">
            <text:p>1</text:p>
          </table:table-cell>
          <table:covered-table-cell table:style-name="ce54"/>
        </table:table-row>
        <calcext:conditional-formats>
          <calcext:conditional-format calcext:target-range-address="'DATE (YY-MM-DD)'.D8:'DATE (YY-MM-DD)'.D19 'DATE (YY-MM-DD)'.F8:'DATE (YY-MM-DD)'.F19 'DATE (YY-MM-DD)'.F62:'DATE (YY-MM-DD)'.F62 'DATE (YY-MM-DD)'.D62:'DATE (YY-MM-DD)'.D62 'DATE (YY-MM-DD)'.D60:'DATE (YY-MM-DD)'.D60 'DATE (YY-MM-DD)'.F60:'DATE (YY-MM-DD)'.F60 'DATE (YY-MM-DD)'.D58:'DATE (YY-MM-DD)'.D58 'DATE (YY-MM-DD)'.F58:'DATE (YY-MM-DD)'.F58 'DATE (YY-MM-DD)'.D56:'DATE (YY-MM-DD)'.D56 'DATE (YY-MM-DD)'.F56:'DATE (YY-MM-DD)'.F56 'DATE (YY-MM-DD)'.D47:'DATE (YY-MM-DD)'.D54 'DATE (YY-MM-DD)'.F47:'DATE (YY-MM-DD)'.F54 'DATE (YY-MM-DD)'.D43:'DATE (YY-MM-DD)'.D45 'DATE (YY-MM-DD)'.F43:'DATE (YY-MM-DD)'.F45 'DATE (YY-MM-DD)'.D40:'DATE (YY-MM-DD)'.D41 'DATE (YY-MM-DD)'.F40:'DATE (YY-MM-DD)'.F41 'DATE (YY-MM-DD)'.D38:'DATE (YY-MM-DD)'.D38 'DATE (YY-MM-DD)'.F38:'DATE (YY-MM-DD)'.F38 'DATE (YY-MM-DD)'.D33:'DATE (YY-MM-DD)'.D36 'DATE (YY-MM-DD)'.F33:'DATE (YY-MM-DD)'.F36 'DATE (YY-MM-DD)'.D28:'DATE (YY-MM-DD)'.D31 'DATE (YY-MM-DD)'.F28:'DATE (YY-MM-DD)'.F31 'DATE (YY-MM-DD)'.D26:'DATE (YY-MM-DD)'.D26 'DATE (YY-MM-DD)'.F26:'DATE (YY-MM-DD)'.F26 'DATE (YY-MM-DD)'.D22:'DATE (YY-MM-DD)'.D24 'DATE (YY-MM-DD)'.F22:'DATE (YY-MM-DD)'.F24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0T22:28:21.951000000</dc:date>
    <meta:editing-duration>P2DT15H33M3S</meta:editing-duration>
    <meta:editing-cycles>166</meta:editing-cycles>
    <meta:generator>LibreOffice/7.1.3.2$Windows_X86_64 LibreOffice_project/47f78053abe362b9384784d31a6e56f8511eb1c1</meta:generator>
    <meta:document-statistic meta:table-count="1" meta:cell-count="193" meta:object-count="0"/>
  </office:meta>
</office:document-meta>
</file>